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0.83cm" table:align="left"/>
    </style:style>
    <style:style style:name="Tabla1.A" style:family="table-column">
      <style:table-column-properties style:column-width="1.552cm"/>
    </style:style>
    <style:style style:name="Tabla1.B" style:family="table-column">
      <style:table-column-properties style:column-width="9.27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9.179cm" table:align="margins"/>
    </style:style>
    <style:style style:name="Tabla2.A" style:family="table-column">
      <style:table-column-properties style:column-width="4.59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9.179cm" table:align="margins"/>
    </style:style>
    <style:style style:name="Tabla2.A" style:family="table-column">
      <style:table-column-properties style:column-width="4.59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Heading">
      <style:text-properties style:font-name="Arial1" fo:font-size="10pt" officeooo:paragraph-rsid="000811c2" style:font-size-asian="10pt" style:font-size-complex="10pt"/>
    </style:style>
    <style:style style:name="P2" style:family="paragraph" style:parent-style-name="Heading_20_3">
      <style:text-properties style:font-name="Arial1" fo:font-size="10.5pt" style:font-size-asian="10.5pt" style:font-size-complex="10.5pt"/>
    </style:style>
    <style:style style:name="P3" style:family="paragraph" style:parent-style-name="Heading_20_4">
      <style:text-properties style:font-name="Arial1" fo:font-size="10.5pt" style:font-size-asian="10.5pt" style:font-size-complex="10.5pt"/>
    </style:style>
    <style:style style:name="P4" style:family="paragraph" style:parent-style-name="Heading_20_4">
      <style:text-properties officeooo:paragraph-rsid="00097b52"/>
    </style:style>
    <style:style style:name="P5" style:family="paragraph" style:parent-style-name="Heading_20_4">
      <style:text-properties officeooo:paragraph-rsid="000cd5d6"/>
    </style:style>
    <style:style style:name="P6" style:family="paragraph" style:parent-style-name="Standard">
      <style:text-properties style:font-name="Arial1" fo:font-size="10.5pt" style:font-size-asian="10.5pt" style:font-size-complex="10.5pt"/>
    </style:style>
    <style:style style:name="P7" style:family="paragraph" style:parent-style-name="Standard">
      <style:text-properties style:font-name="Arial1" fo:font-size="10pt" style:font-size-asian="10pt" style:font-size-complex="10pt"/>
    </style:style>
    <style:style style:name="P8" style:family="paragraph" style:parent-style-name="Standard">
      <style:text-properties officeooo:paragraph-rsid="00097b52"/>
    </style:style>
    <style:style style:name="P9" style:family="paragraph" style:parent-style-name="Table_20_Contents">
      <style:text-properties style:font-name="Arial1" fo:font-size="10pt" style:font-size-asian="10pt" style:font-size-complex="10pt"/>
    </style:style>
    <style:style style:name="P10" style:family="paragraph" style:parent-style-name="Table_20_Contents">
      <style:text-properties style:font-name="Arial1" fo:font-size="10pt" officeooo:paragraph-rsid="000811c2" style:font-size-asian="10pt" style:font-size-complex="10pt"/>
    </style:style>
    <style:style style:name="P11" style:family="paragraph" style:parent-style-name="Text_20_body" style:list-style-name="L1"/>
    <style:style style:name="P12" style:family="paragraph" style:parent-style-name="Text_20_body" style:list-style-name="L3"/>
    <style:style style:name="P13" style:family="paragraph" style:parent-style-name="Text_20_body">
      <style:text-properties style:font-name="Arial1" fo:font-size="10pt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15" style:family="paragraph" style:parent-style-name="Text_20_body" style:list-style-name="L1">
      <style:text-properties style:font-name="Arial1" fo:font-size="10pt" style:font-size-asian="10pt" style:font-size-complex="10pt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17" style:family="paragraph" style:parent-style-name="Text_20_body" style:list-style-name="L2">
      <style:text-properties style:font-name="Arial1" fo:font-size="10pt" style:font-size-asian="10pt" style:font-size-complex="10pt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19" style:family="paragraph" style:parent-style-name="Text_20_body" style:list-style-name="L3">
      <style:text-properties style:font-name="Arial1" fo:font-size="10pt" style:font-size-asian="10pt" style:font-size-complex="10pt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21" style:family="paragraph" style:parent-style-name="Text_20_body" style:list-style-name="L4">
      <style:text-properties style:font-name="Arial1" fo:font-size="10pt" style:font-size-asian="10pt" style:font-size-complex="10pt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23" style:family="paragraph" style:parent-style-name="Text_20_body" style:list-style-name="L5">
      <style:text-properties style:font-name="Arial1" fo:font-size="10pt" style:font-size-asian="10pt" style:font-size-complex="10pt"/>
    </style:style>
    <style:style style:name="P24" style:family="paragraph" style:parent-style-name="Text_20_body" style:list-style-name="L6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25" style:family="paragraph" style:parent-style-name="Text_20_body" style:list-style-name="L6">
      <style:text-properties style:font-name="Arial1" fo:font-size="10pt" style:font-size-asian="10pt" style:font-size-complex="10pt"/>
    </style:style>
    <style:style style:name="P26" style:family="paragraph" style:parent-style-name="Text_20_body" style:list-style-name="L7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27" style:family="paragraph" style:parent-style-name="Text_20_body" style:list-style-name="L7">
      <style:text-properties style:font-name="Arial1" fo:font-size="10pt" style:font-size-asian="10pt" style:font-size-complex="10pt"/>
    </style:style>
    <style:style style:name="P28" style:family="paragraph" style:parent-style-name="Text_20_body" style:list-style-name="L8">
      <style:text-properties style:font-name="Arial1" fo:font-size="10pt" style:font-size-asian="10pt" style:font-size-complex="10pt"/>
    </style:style>
    <style:style style:name="P29" style:family="paragraph" style:parent-style-name="Text_20_body" style:list-style-name="L15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30" style:family="paragraph" style:parent-style-name="Text_20_body" style:list-style-name="L15">
      <style:text-properties style:font-name="Arial1" fo:font-size="10pt" style:font-size-asian="10pt" style:font-size-complex="10pt"/>
    </style:style>
    <style:style style:name="P31" style:family="paragraph" style:parent-style-name="Text_20_body" style:list-style-name="L17">
      <style:paragraph-properties fo:margin-top="0cm" fo:margin-bottom="0cm" style:contextual-spacing="false"/>
      <style:text-properties style:font-name="Arial1" fo:font-size="10pt" style:font-size-asian="10pt" style:font-size-complex="10pt"/>
    </style:style>
    <style:style style:name="P32" style:family="paragraph" style:parent-style-name="Text_20_body" style:list-style-name="L17">
      <style:text-properties style:font-name="Arial1" fo:font-size="10pt" style:font-size-asian="10pt" style:font-size-complex="10pt"/>
    </style:style>
    <style:style style:name="P33" style:family="paragraph" style:parent-style-name="Text_20_body" style:list-style-name="L5"/>
    <style:style style:name="P34" style:family="paragraph" style:parent-style-name="Text_20_body">
      <style:text-properties officeooo:paragraph-rsid="00097b52"/>
    </style:style>
    <style:style style:name="P35" style:family="paragraph" style:parent-style-name="Text_20_body" style:list-style-name="L7"/>
    <style:style style:name="P36" style:family="paragraph" style:parent-style-name="Text_20_body">
      <style:text-properties officeooo:paragraph-rsid="000cd5d6"/>
    </style:style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2"/>
    <style:style style:name="P40" style:family="paragraph" style:parent-style-name="Text_20_body" style:list-style-name="L12">
      <style:paragraph-properties fo:margin-top="0cm" fo:margin-bottom="0cm" style:contextual-spacing="false"/>
    </style:style>
    <style:style style:name="P41" style:family="paragraph" style:parent-style-name="Text_20_body" style:list-style-name="L13"/>
    <style:style style:name="P42" style:family="paragraph" style:parent-style-name="Text_20_body" style:list-style-name="L14">
      <style:paragraph-properties fo:margin-top="0cm" fo:margin-bottom="0cm" style:contextual-spacing="false"/>
    </style:style>
    <style:style style:name="P43" style:family="paragraph" style:parent-style-name="Text_20_body" style:list-style-name="L15"/>
    <style:style style:name="P44" style:family="paragraph" style:parent-style-name="Text_20_body" style:list-style-name="L16"/>
    <style:style style:name="P45" style:family="paragraph" style:parent-style-name="Text_20_body" style:list-style-name="L17"/>
    <style:style style:name="P46" style:family="paragraph" style:parent-style-name="Text_20_body" style:list-style-name="L18"/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text-properties style:font-name="F" fo:font-size="8pt" style:font-size-asian="8pt" style:font-size-complex="8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" fo:font-size="8pt" fo:language="en" fo:country="GB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0cd5d6" style:font-size-asian="8.75pt" style:font-size-complex="10pt"/>
    </style:style>
    <style:style style:name="T4" style:family="text">
      <style:text-properties fo:font-size="10pt" officeooo:rsid="00097b52" style:font-size-asian="8.75pt" style:font-size-complex="10pt"/>
    </style:style>
    <style:style style:name="T5" style:family="text">
      <style:text-properties style:font-name="Arial1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officeooo:rsid="00097b52" style:font-size-asian="10pt" style:font-size-complex="10pt"/>
    </style:style>
    <style:style style:name="T8" style:family="text">
      <style:text-properties style:font-name="Arial1" fo:font-size="10pt" style:font-size-asian="8.75pt" style:font-size-complex="10pt"/>
    </style:style>
    <style:style style:name="T9" style:family="text">
      <style:text-properties style:font-name="Arial1" fo:font-size="10pt" officeooo:rsid="00097b52" style:font-size-asian="8.75pt" style:font-size-complex="10pt"/>
    </style:style>
    <style:style style:name="T10" style:family="text">
      <style:text-properties style:font-name="Arial1" fo:font-size="10pt" officeooo:rsid="000cd5d6" style:font-size-asian="8.75pt" style:font-size-complex="10pt"/>
    </style:style>
    <style:style style:name="T11" style:family="text">
      <style:text-properties style:font-name="Arial1" fo:font-size="14pt" style:font-size-asian="14pt" style:font-size-complex="14pt"/>
    </style:style>
    <style:style style:name="T12" style:family="text">
      <style:text-properties style:font-name="Arial1" officeooo:rsid="00097b52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1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draw:stroke-dash="Dash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36cm" fo:min-width="1.685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stroke-dash="Dash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ash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36cm" fo:min-width="2.939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draw:stroke-dash="Dash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29cm" fo:min-width="0.487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1">1. Identificación de Roles del Sistema: </text:span></text:span></text:p>
      <text:h text:style-name="Heading_20_4" text:outline-level="4"><text:span text:style-name="Strong_20_Emphasis"><text:span text:style-name="T6">Clientes:</text:span></text:span></text:h>
      <text:p text:style-name="P13">Los clientes son los usuarios finales que utilizarán la plataforma para realizar pedidos.</text:p>
      <text:h text:style-name="Heading_20_5" text:outline-level="5"><text:span text:style-name="Strong_20_Emphasis"><text:span text:style-name="T6">Acciones del Cliente:</text:span></text:span></text:h>
      <text:list text:style-name="L1">
        <text:list-item>
          <text:p text:style-name="P11"><text:span text:style-name="Strong_20_Emphasis"><text:span text:style-name="T6">Registro y Inicio de Sesión</text:span></text:span><text:span text:style-name="T6">:</text:span></text:p>
          <text:list>
            <text:list-item>
              <text:p text:style-name="P14">Registrar una cuenta con datos como nombre, email, contraseña, dirección de entrega.</text:p>
            </text:list-item>
            <text:list-item>
              <text:p text:style-name="P14">Iniciar sesión con email y contraseña.</text:p>
            </text:list-item>
            <text:list-item>
              <text:p text:style-name="P14">Recuperar contraseña en caso de olvido.</text:p>
            </text:list-item>
          </text:list>
        </text:list-item>
        <text:list-item>
          <text:p text:style-name="P11"><text:span text:style-name="Strong_20_Emphasis"><text:span text:style-name="T6">Visualización de Restaurantes</text:span></text:span><text:span text:style-name="T6">:</text:span></text:p>
          <text:list>
            <text:list-item>
              <text:p text:style-name="P14">Ver la lista de restaurantes disponibles.</text:p>
            </text:list-item>
            <text:list-item>
              <text:p text:style-name="P14">Filtrar restaurantes por tipo de comida o ubicación.</text:p>
            </text:list-item>
            <text:list-item>
              <text:p text:style-name="P14">Ver detalles de un restaurante, incluyendo su menú y opciones de entrega o recogida.</text:p>
            </text:list-item>
          </text:list>
        </text:list-item>
        <text:list-item>
          <text:p text:style-name="P11"><text:span text:style-name="Strong_20_Emphasis"><text:span text:style-name="T6">Realizar un Pedido</text:span></text:span><text:span text:style-name="T6">:</text:span></text:p>
          <text:list>
            <text:list-item>
              <text:p text:style-name="P14">Navegar por el menú de un restaurante.</text:p>
            </text:list-item>
            <text:list-item>
              <text:p text:style-name="P14">Añadir platos al carrito de compras.</text:p>
            </text:list-item>
            <text:list-item>
              <text:p text:style-name="P14">Seleccionar la cantidad de cada plato.</text:p>
            </text:list-item>
            <text:list-item>
              <text:p text:style-name="P14">Ver el total de su pedido en el carrito.</text:p>
            </text:list-item>
            <text:list-item>
              <text:p text:style-name="P14">Confirmar el pedido.</text:p>
            </text:list-item>
            <text:list-item>
              <text:p text:style-name="P14">Seleccionar el método de entrega (a domicilio o recogida en el local).</text:p>
            </text:list-item>
            <text:list-item>
              <text:p text:style-name="P14">Introducir o confirmar los datos de pago (opcional, puedes hacer que el pago sea simulado para simplificar el proyecto).</text:p>
            </text:list-item>
          </text:list>
        </text:list-item>
        <text:list-item>
          <text:p text:style-name="P11"><text:span text:style-name="Strong_20_Emphasis"><text:span text:style-name="T6">Ver el Historial de Pedidos</text:span></text:span><text:span text:style-name="T6">:</text:span></text:p>
          <text:list>
            <text:list-item>
              <text:p text:style-name="P14">Consultar un listado de pedidos anteriores.</text:p>
            </text:list-item>
            <text:list-item>
              <text:p text:style-name="P14">Ver el detalle de cada pedido (platos pedidos, fecha, restaurante, estado del pedido).</text:p>
            </text:list-item>
          </text:list>
        </text:list-item>
        <text:list-item>
          <text:p text:style-name="P11"><text:span text:style-name="Strong_20_Emphasis"><text:span text:style-name="T6">Seguimiento del Pedido</text:span></text:span><text:span text:style-name="T6">:</text:span></text:p>
          <text:list>
            <text:list-item>
              <text:p text:style-name="P15">Ver el estado del pedido actual en tiempo real (ej. "En preparación", "En camino", "Entregado").</text:p>
            </text:list-item>
          </text:list>
        </text:list-item>
      </text:list>
      <text:h text:style-name="Heading_20_5" text:outline-level="5"><text:span text:style-name="Strong_20_Emphasis"><text:span text:style-name="T6">Resumen de Acciones del Cliente</text:span></text:span><text:span text:style-name="T6">:</text:span></text:h>
      <text:list text:style-name="L2">
        <text:list-item>
          <text:p text:style-name="P16">Registro e inicio de sesión.</text:p>
        </text:list-item>
        <text:list-item>
          <text:p text:style-name="P16">Ver restaurantes y menús.</text:p>
        </text:list-item>
        <text:list-item>
          <text:p text:style-name="P16">Añadir productos al carrito.</text:p>
        </text:list-item>
        <text:list-item>
          <text:p text:style-name="P16">Realizar pedidos.</text:p>
        </text:list-item>
        <text:list-item>
          <text:p text:style-name="P16">Ver historial de pedidos.</text:p>
        </text:list-item>
        <text:list-item>
          <text:p text:style-name="P17">Ver estado del pedido en tiempo real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P3" text:outline-level="4"><text:span text:style-name="Strong_20_Emphasis"><text:span text:style-name="T1">Propietarios de Restaurantes:</text:span></text:span></text:h>
      <text:p text:style-name="P13">Los propietarios son los dueños o encargados de los restaurantes que pueden gestionar los pedidos y el menú de su restaurante.</text:p>
      <text:h text:style-name="Heading_20_5" text:outline-level="5"><text:span text:style-name="Strong_20_Emphasis"><text:span text:style-name="T6">Acciones del Propietario:</text:span></text:span></text:h>
      <text:list text:style-name="L3">
        <text:list-item>
          <text:p text:style-name="P12"><text:span text:style-name="Strong_20_Emphasis"><text:span text:style-name="T6">Registro e Inicio de Sesión</text:span></text:span><text:span text:style-name="T6">:</text:span></text:p>
          <text:list>
            <text:list-item>
              <text:p text:style-name="P18">Crear una cuenta específica para propietarios.</text:p>
            </text:list-item>
            <text:list-item>
              <text:p text:style-name="P18">Iniciar sesión con email y contraseña.</text:p>
            </text:list-item>
          </text:list>
        </text:list-item>
        <text:list-item>
          <text:p text:style-name="P12"><text:span text:style-name="Strong_20_Emphasis"><text:span text:style-name="T6">Gestión del Menú</text:span></text:span><text:span text:style-name="T6">:</text:span></text:p>
          <text:list>
            <text:list-item>
              <text:p text:style-name="P18">Crear, editar o eliminar platos en el menú de su restaurante.</text:p>
            </text:list-item>
            <text:list-item>
              <text:p text:style-name="P18">Asignar precios, descripciones y categorías a los platos (entrantes, principales, postres).</text:p>
            </text:list-item>
            <text:list-item>
              <text:p text:style-name="P18">Marcar platos como disponibles o no disponibles.</text:p>
            </text:list-item>
          </text:list>
        </text:list-item>
        <text:list-item>
          <text:p text:style-name="P12"><text:span text:style-name="Strong_20_Emphasis"><text:span text:style-name="T6">Gestión de Pedidos</text:span></text:span><text:span text:style-name="T6">:</text:span></text:p>
          <text:list>
            <text:list-item>
              <text:p text:style-name="P18">Ver una lista de pedidos en tiempo real.</text:p>
            </text:list-item>
            <text:list-item>
              <text:p text:style-name="P18">Ver detalles de cada pedido (platos, cantidades, cliente).</text:p>
            </text:list-item>
            <text:list-item>
              <text:p text:style-name="P18">Cambiar el estado del pedido: "En preparación", "Listo para recoger", "Entregado".</text:p>
            </text:list-item>
            <text:list-item>
              <text:p text:style-name="P18">Avisar a los repartidores de que un pedido está listo para ser recogido.</text:p>
            </text:list-item>
          </text:list>
        </text:list-item>
        <text:list-item>
          <text:p text:style-name="P12"><text:span text:style-name="Strong_20_Emphasis"><text:span text:style-name="T6">Gestión de Repartidores</text:span></text:span><text:span text:style-name="T6">:</text:span></text:p>
          <text:list>
            <text:list-item>
              <text:p text:style-name="P18">Ver qué repartidores están disponibles en la plataforma.</text:p>
            </text:list-item>
            <text:list-item>
              <text:p text:style-name="P19">Asignar un pedido a un repartidor disponible.</text:p>
            </text:list-item>
          </text:list>
        </text:list-item>
      </text:list>
      <text:h text:style-name="Heading_20_5" text:outline-level="5"><text:span text:style-name="Strong_20_Emphasis"><text:span text:style-name="T6">Resumen de Acciones del Propietario</text:span></text:span><text:span text:style-name="T6">:</text:span></text:h>
      <text:list text:style-name="L4">
        <text:list-item>
          <text:p text:style-name="P20">Registro e inicio de sesión.</text:p>
        </text:list-item>
        <text:list-item>
          <text:p text:style-name="P20">Crear y gestionar el menú.</text:p>
        </text:list-item>
        <text:list-item>
          <text:p text:style-name="P20">Ver y gestionar los pedidos.</text:p>
        </text:list-item>
        <text:list-item>
          <text:p text:style-name="P21">Asignar pedidos a repartidore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h text:style-name="P3" text:outline-level="4"><text:span text:style-name="Strong_20_Emphasis"><text:span text:style-name="T1">Repartidores:</text:span></text:span></text:h>
      <text:p text:style-name="P13">Los repartidores son los usuarios que gestionan el transporte de los pedidos desde el restaurante hasta el cliente.</text:p>
      <text:h text:style-name="Heading_20_5" text:outline-level="5"><text:span text:style-name="Strong_20_Emphasis"><text:span text:style-name="T6">Acciones del Repartidor:</text:span></text:span></text:h>
      <text:list text:style-name="L5">
        <text:list-item>
          <text:p text:style-name="P33"><text:span text:style-name="Strong_20_Emphasis"><text:span text:style-name="T6">Registro e Inicio de Sesión</text:span></text:span><text:span text:style-name="T6">:</text:span></text:p>
          <text:list>
            <text:list-item>
              <text:p text:style-name="P22">Crear una cuenta específica para repartidores.</text:p>
            </text:list-item>
            <text:list-item>
              <text:p text:style-name="P22">Iniciar sesión con email y contraseña.</text:p>
            </text:list-item>
          </text:list>
        </text:list-item>
        <text:list-item>
          <text:p text:style-name="P33"><text:span text:style-name="Strong_20_Emphasis"><text:span text:style-name="T6">Gestión de Pedidos</text:span></text:span><text:span text:style-name="T6">:</text:span></text:p>
          <text:list>
            <text:list-item>
              <text:p text:style-name="P22">Ver una lista de pedidos disponibles en su área.</text:p>
            </text:list-item>
            <text:list-item>
              <text:p text:style-name="P22">Seleccionar un pedido para recoger.</text:p>
            </text:list-item>
            <text:list-item>
              <text:p text:style-name="P22">Ver la información del pedido (dirección de entrega, detalles del pedido, restaurante).</text:p>
            </text:list-item>
            <text:list-item>
              <text:p text:style-name="P22">Actualizar el estado del pedido a "En camino" cuando lo recogen del restaurante.</text:p>
            </text:list-item>
            <text:list-item>
              <text:p text:style-name="P23">Cambiar el estado a "Entregado" una vez lo entregan al cliente.</text:p>
            </text:list-item>
          </text:list>
        </text:list-item>
      </text:list>
      <text:h text:style-name="Heading_20_5" text:outline-level="5"><text:span text:style-name="Strong_20_Emphasis"><text:span text:style-name="T6">Resumen de Acciones del Repartidor</text:span></text:span><text:span text:style-name="T6">:</text:span></text:h>
      <text:list text:style-name="L6">
        <text:list-item>
          <text:p text:style-name="P24">Registro e inicio de sesión.</text:p>
        </text:list-item>
        <text:list-item>
          <text:p text:style-name="P24">Ver pedidos disponibles.</text:p>
        </text:list-item>
        <text:list-item>
          <text:p text:style-name="P24">Aceptar un pedido.</text:p>
        </text:list-item>
        <text:list-item>
          <text:p text:style-name="P25">Cambiar el estado del pedido a "En camino" y "Entregado".</text:p>
        </text:list-item>
      </text:list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h text:style-name="P2" text:outline-level="3"><text:span text:style-name="Strong_20_Emphasis"><text:span text:style-name="T1">Resumen de Requerimientos Funcionales (Tabla)</text:span>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<text:span text:style-name="T6"/></text:span></text:p>
            </table:table-cell>
            <table:table-cell table:style-name="Tabla1.A1" office:value-type="string">
              <text:p text:style-name="Table_20_Heading"><text:span text:style-name="Strong_20_Emphasis"><text:span text:style-name="T6"/>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<text:span text:style-name="T6"/></text:span></text:p>
          </table:table-cell>
          <table:table-cell table:style-name="Tabla1.A1" office:value-type="string">
            <text:p text:style-name="P10"><text:s/></text:p>
            <table:table table:name="Tabla2" table:style-name="Tabla2">
              <table:table-column table:style-name="Tabla2.A" table:number-columns-repeated="2"/>
              <table:table-row>
                <table:table-cell table:style-name="Tabla2.A1" office:value-type="string">
                  <text:p text:style-name="P1"><text:span text:style-name="Strong_20_Emphasis">Usuario</text:span></text:p>
                </table:table-cell>
                <table:table-cell table:style-name="Tabla2.B1" office:value-type="string">
                  <text:p text:style-name="P1"><text:span text:style-name="Strong_20_Emphasis">Funcionalidades Principales</text:span></text:p>
                </table:table-cell>
              </table:table-row>
              <table:table-row>
                <table:table-cell table:style-name="Tabla2.A2" office:value-type="string">
                  <text:p text:style-name="P10"><text:span text:style-name="Strong_20_Emphasis">Clientes</text:span></text:p>
                </table:table-cell>
                <table:table-cell table:style-name="Tabla2.B2" office:value-type="string">
                  <text:p text:style-name="P10">- Registro e inicio de sesión<text:line-break/>- Ver restaurantes y menús<text:line-break/>- Realizar pedidos<text:line-break/>- Ver historial de pedidos<text:line-break/>- Seguimiento de pedidos en tiempo real</text:p>
                </table:table-cell>
              </table:table-row>
              <table:table-row>
                <table:table-cell table:style-name="Tabla2.A2" office:value-type="string">
                  <text:p text:style-name="P10"><text:span text:style-name="Strong_20_Emphasis">Propietarios</text:span></text:p>
                </table:table-cell>
                <table:table-cell table:style-name="Tabla2.B2" office:value-type="string">
                  <text:p text:style-name="P10">- Registro e inicio de sesión<text:line-break/>- Gestionar menú<text:line-break/>- Ver y gestionar pedidos<text:line-break/>- Asignar repartidores a pedidos</text:p>
                </table:table-cell>
              </table:table-row>
              <table:table-row>
                <table:table-cell table:style-name="Tabla2.A2" office:value-type="string">
                  <text:p text:style-name="P10"><text:span text:style-name="Strong_20_Emphasis">Repartidores</text:span></text:p>
                </table:table-cell>
                <table:table-cell table:style-name="Tabla2.B2" office:value-type="string">
                  <text:p text:style-name="P9">- Registro e inicio de sesión<text:line-break/>- Ver pedidos disponibles<text:line-break/>- Aceptar y gestionar pedidos<text:line-break/>- Cambiar estado a "En camino" y "Entregado"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6"/></text:span></text:p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6"/></text:span></text:p>
          </table:table-cell>
          <table:table-cell table:style-name="Tabla1.A1" office:value-type="string">
            <text:p text:style-name="P9"/>
          </table:table-cell>
        </table:table-row>
      </table:table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<text:soft-page-break/><text:span text:style-name="Strong_20_Emphasis"><text:span text:style-name="T11">2. Funcionalidades Principales y Flujos de Usuario</text:span></text:span></text:p>
      <text:h text:style-name="P4" text:outline-level="4"><text:span text:style-name="Strong_20_Emphasis"><text:span text:style-name="T6">Clientes: Flujo de Pedido</text:span></text:span></text:h>
      <text:list text:style-name="L7">
        <text:list-item>
          <text:p text:style-name="P35"><text:span text:style-name="Strong_20_Emphasis"><text:span text:style-name="T6">El cliente entra a la página principal</text:span></text:span><text:span text:style-name="T6">:</text:span></text:p>
          <text:list>
            <text:list-item>
              <text:p text:style-name="P26">Visualiza el menú de navegación (Inicio, Restaurantes, Carrito, Acceso a Usuarios).</text:p>
            </text:list-item>
            <text:list-item>
              <text:p text:style-name="P26">Puede ver los restaurantes destacados o utilizar filtros para buscar restaurantes por ubicación o tipo de comida.</text:p>
            </text:list-item>
          </text:list>
        </text:list-item>
        <text:list-item>
          <text:p text:style-name="P35"><text:span text:style-name="Strong_20_Emphasis"><text:span text:style-name="T6">Selecciona un restaurante</text:span></text:span><text:span text:style-name="T6">:</text:span></text:p>
          <text:list>
            <text:list-item>
              <text:p text:style-name="P26">El cliente ve el menú del restaurante con los platos disponibles.</text:p>
            </text:list-item>
            <text:list-item>
              <text:p text:style-name="P26">Selecciona un plato y lo añade al carrito de compras.</text:p>
            </text:list-item>
          </text:list>
        </text:list-item>
        <text:list-item>
          <text:p text:style-name="P35"><text:span text:style-name="Strong_20_Emphasis"><text:span text:style-name="T6">Visualiza el carrito de compras</text:span></text:span><text:span text:style-name="T6">:</text:span></text:p>
          <text:list>
            <text:list-item>
              <text:p text:style-name="P26">El cliente puede ver el resumen del pedido en el carrito (platos, cantidades, precios).</text:p>
            </text:list-item>
            <text:list-item>
              <text:p text:style-name="P26">Puede modificar el carrito (añadir o eliminar platos).</text:p>
            </text:list-item>
          </text:list>
        </text:list-item>
        <text:list-item>
          <text:p text:style-name="P35"><text:span text:style-name="Strong_20_Emphasis"><text:span text:style-name="T6">Realiza el pedido</text:span></text:span><text:span text:style-name="T6">:</text:span></text:p>
          <text:list>
            <text:list-item>
              <text:p text:style-name="P26">El cliente selecciona el método de entrega: "A domicilio" o "Recoger en el restaurante".</text:p>
            </text:list-item>
            <text:list-item>
              <text:p text:style-name="P26">Confirma la dirección de entrega o selecciona la opción de recogida.</text:p>
            </text:list-item>
            <text:list-item>
              <text:p text:style-name="P26">El cliente paga o finaliza el pedido (puede simularse el pago).</text:p>
            </text:list-item>
          </text:list>
        </text:list-item>
        <text:list-item>
          <text:p text:style-name="P35"><text:span text:style-name="Strong_20_Emphasis"><text:span text:style-name="T6">Seguimiento del pedido</text:span></text:span><text:span text:style-name="T6">:</text:span></text:p>
          <text:list>
            <text:list-item>
              <text:p text:style-name="P27">El cliente puede ver el estado del pedido en su perfil o en la página de pedidos: "En preparación", "En camino", "Entregado".</text:p>
            </text:list-item>
          </text:list>
        </text:list-item>
      </text:list>
      <text:p text:style-name="P8"><text:span text:style-name="Strong_20_Emphasis"><text:span text:style-name="T7">Diagrama de flujo de c</text:span></text:span><text:span text:style-name="Strong_20_Emphasis"><text:span text:style-name="T6">lientes:</text:span></text:span></text:p>
      <text:list text:style-name="L8">
        <text:list-item>
          <text:p text:style-name="P28">Inicio → Selección de Restaurante → Añadir al Carrito → Confirmar Pedido → Seguir Pedido.</text:p>
        </text:list-item>
      </text:list>
      <text:p text:style-name="P34"><draw:custom-shape text:anchor-type="paragraph" draw:z-index="0" draw:name="Start-End 1" draw:style-name="gr6" draw:text-style-name="P51" svg:width="1.094cm" svg:height="0.539cm" svg:x="0.104cm" svg:y="-0.086cm"><text:p text:style-name="P50"><text:span text:style-name="T14"><text:s/></text:span><text:span text:style-name="T13">INICIO</text:span><text:span text:style-name="T15"> 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text:anchor-type="paragraph" draw:z-index="1" draw:name="Connector 1" draw:style-name="gr5" draw:text-style-name="P47" draw:line-skew="0.37cm" svg:x1="1.198cm" svg:y1="0.187cm" svg:x2="2.503cm" svg:y2="0.169cm" svg:d="M1198 187h1023v-18h282" svg:viewBox="0 0 1307 19"><text:p/></draw:connector><draw:custom-shape text:anchor-type="paragraph" draw:z-index="2" draw:name="Process 1" draw:style-name="gr4" draw:text-style-name="P49" svg:width="3.44cm" svg:height="0.488cm" svg:x="2.452cm" svg:y="-0.071cm"><text:p text:style-name="P48"><text:span text:style-name="T13">Selección de Restaura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text:anchor-type="paragraph" draw:z-index="3" draw:name="Connector 2" draw:style-name="gr3" draw:text-style-name="P47" draw:line-skew="0.37cm" svg:x1="5.891cm" svg:y1="0.18cm" svg:x2="7.197cm" svg:y2="0.162cm" svg:d="M5891 180h1023v-18h283" svg:viewBox="0 0 1307 19"><text:p/></draw:connector><draw:custom-shape text:anchor-type="paragraph" draw:z-index="4" draw:name="Process 2" draw:style-name="gr2" draw:text-style-name="P49" svg:width="2.186cm" svg:height="0.488cm" svg:x="7.179cm" svg:y="-0.079cm"><text:p text:style-name="P48"><text:span text:style-name="T13">Añadir al Carri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text:anchor-type="paragraph" draw:z-index="5" draw:name="Connector 3" draw:style-name="gr1" draw:text-style-name="P47" draw:line-skew="-0.425cm" svg:x1="9.349cm" svg:y1="0.169cm" svg:x2="10.197cm" svg:y2="0.162cm" svg:d="M9349 169v-7h848" svg:viewBox="0 0 850 9"><text:p/></draw:connector><text:span text:style-name="Strong_20_Emphasis"><text:span text:style-name="T8"/></text:span></text:p>
      <text:p text:style-name="P34"><text:span text:style-name="Strong_20_Emphasis"><text:span text:style-name="T1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h text:style-name="P5" text:outline-level="4"><text:soft-page-break/><text:span text:style-name="Strong_20_Emphasis"><text:span text:style-name="T10">Propietarios</text:span></text:span><text:span text:style-name="Strong_20_Emphasis"><text:span text:style-name="T8">: Flujo de </text:span></text:span><text:span text:style-name="Strong_20_Emphasis"><text:span text:style-name="T10">Gestión de Pedidos</text:span></text:span></text:h>
      <text:p text:style-name="P36"><text:span text:style-name="Strong_20_Emphasis"><text:span text:style-name="T6"/></text:span></text:p>
      <text:list text:style-name="L15">
        <text:list-item>
          <text:p text:style-name="P43"><text:span text:style-name="Strong_20_Emphasis"><text:span text:style-name="T6">El propietario inicia sesión</text:span></text:span><text:span text:style-name="T6">:</text:span></text:p>
          <text:list>
            <text:list-item>
              <text:p text:style-name="P29">Entra a su panel de control donde ve los pedidos en tiempo real.</text:p>
            </text:list-item>
          </text:list>
        </text:list-item>
        <text:list-item>
          <text:p text:style-name="P43"><text:span text:style-name="Strong_20_Emphasis"><text:span text:style-name="T6">Gestiona un pedido</text:span></text:span><text:span text:style-name="T6">:</text:span></text:p>
          <text:list>
            <text:list-item>
              <text:p text:style-name="P29">Ve los detalles del pedido realizado por el cliente (platos, cantidades, dirección de entrega).</text:p>
            </text:list-item>
            <text:list-item>
              <text:p text:style-name="P29">Cambia el estado del pedido a "En preparación" y luego a "Listo para recoger".</text:p>
            </text:list-item>
          </text:list>
        </text:list-item>
        <text:list-item>
          <text:p text:style-name="P43"><text:span text:style-name="Strong_20_Emphasis"><text:span text:style-name="T6">Asigna un repartidor</text:span></text:span><text:span text:style-name="T6">:</text:span></text:p>
          <text:list>
            <text:list-item>
              <text:p text:style-name="P29">El propietario selecciona un repartidor disponible para el pedido.</text:p>
            </text:list-item>
            <text:list-item>
              <text:p text:style-name="P30">Cuando el repartidor acepta, el pedido cambia a "En camino".</text:p>
            </text:list-item>
          </text:list>
        </text:list-item>
      </text:list>
      <text:p text:style-name="P13"/>
      <text:p text:style-name="P6"><text:span text:style-name="Strong_20_Emphasis">Propietarios</text:span>:</text:p>
      <text:list text:style-name="L16">
        <text:list-item>
          <text:p text:style-name="P44">Inicio → Ver Pedidos → Cambiar Estado → Asignar Repartidor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/>
      <text:h text:style-name="P3" text:outline-level="4"><text:span text:style-name="Strong_20_Emphasis"><text:span text:style-name="T1">Repartidores: Flujo de Entrega</text:span></text:span></text:h>
      <text:list text:style-name="L17">
        <text:list-item>
          <text:p text:style-name="P45"><text:span text:style-name="Strong_20_Emphasis"><text:span text:style-name="T6">El repartidor inicia sesión</text:span></text:span><text:span text:style-name="T6">:</text:span></text:p>
          <text:list>
            <text:list-item>
              <text:p text:style-name="P31">Entra a su panel y ve los pedidos disponibles en su área.</text:p>
            </text:list-item>
          </text:list>
        </text:list-item>
        <text:list-item>
          <text:p text:style-name="P45"><text:span text:style-name="Strong_20_Emphasis"><text:span text:style-name="T6">Acepta un pedido</text:span></text:span><text:span text:style-name="T6">:</text:span></text:p>
          <text:list>
            <text:list-item>
              <text:p text:style-name="P31">Selecciona un pedido y confirma la recogida.</text:p>
            </text:list-item>
          </text:list>
        </text:list-item>
        <text:list-item>
          <text:p text:style-name="P45"><text:span text:style-name="Strong_20_Emphasis"><text:span text:style-name="T6">Entrega el pedido</text:span></text:span><text:span text:style-name="T6">:</text:span></text:p>
          <text:list>
            <text:list-item>
              <text:p text:style-name="P31">Cambia el estado del pedido a "En camino" una vez lo recoge.</text:p>
            </text:list-item>
            <text:list-item>
              <text:p text:style-name="P32">Marca el pedido como "Entregado" una vez llega a su destino.</text:p>
            </text:list-item>
          </text:list>
        </text:list-item>
      </text:list>
      <text:p text:style-name="P7"><text:span text:style-name="Strong_20_Emphasis">Repartidores</text:span>:</text:p>
      <text:list text:style-name="L18">
        <text:list-item>
          <text:p text:style-name="P46">Inicio → Ver Pedidos → Aceptar Pedido → Cambiar Estado → Entregar Pedido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5T13:16:36.028000000</dc:date>
    <meta:editing-duration>PT28M38S</meta:editing-duration>
    <meta:editing-cycles>11</meta:editing-cycles>
    <meta:generator>LibreOffice/7.4.3.2$Windows_X86_64 LibreOffice_project/1048a8393ae2eeec98dff31b5c133c5f1d08b890</meta:generator>
    <meta:document-statistic meta:table-count="2" meta:image-count="0" meta:object-count="0" meta:page-count="7" meta:paragraph-count="122" meta:word-count="1009" meta:character-count="5884" meta:non-whitespace-character-count="5086"/>
  </office:meta>
</office:document-meta>
</file>